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 svg:font-family="'wf segoe-ui normal', 'Segoe UI', 'Segoe WP', Tahoma, Arial, sans-serif"/>
    <style:font-face style:name="wf segoe-ui semilight" svg:font-family="'wf segoe-ui semilight', 'Segoe UI Semilight', 'Segoe WP Semilight', 'Segoe UI', 'Segoe WP',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6a6f" officeooo:paragraph-rsid="00056a6f"/>
    </style:style>
    <style:style style:name="P2" style:family="paragraph" style:parent-style-name="Standard">
      <style:text-properties officeooo:rsid="0005f2b8" officeooo:paragraph-rsid="0005f2b8"/>
    </style:style>
    <style:style style:name="P3" style:family="paragraph" style:parent-style-name="Standard">
      <style:paragraph-properties fo:margin-left="0.4925in" fo:margin-right="0in" fo:text-indent="0in" style:auto-text-indent="false"/>
      <style:text-properties officeooo:rsid="00056a6f" officeooo:paragraph-rsid="00056a6f"/>
    </style:style>
    <style:style style:name="P4" style:family="paragraph" style:parent-style-name="Standard">
      <style:paragraph-properties fo:margin-left="0.4925in" fo:margin-right="0in" fo:text-indent="0in" style:auto-text-indent="false"/>
      <style:text-properties officeooo:rsid="0005f2b8" officeooo:paragraph-rsid="0005f2b8"/>
    </style:style>
    <style:style style:name="P5" style:family="paragraph" style:parent-style-name="Standard">
      <style:paragraph-properties fo:margin-left="0.4925in" fo:margin-right="0in" fo:text-indent="0in" style:auto-text-indent="false"/>
      <style:text-properties officeooo:rsid="00096fac" officeooo:paragraph-rsid="00096fac"/>
    </style:style>
    <style:style style:name="P6" style:family="paragraph" style:parent-style-name="Standard">
      <style:paragraph-properties fo:margin-left="0.4925in" fo:margin-right="0in" fo:text-indent="0in" style:auto-text-indent="false"/>
      <style:text-properties officeooo:rsid="000a71c8" officeooo:paragraph-rsid="000a71c8"/>
    </style:style>
    <style:style style:name="P7" style:family="paragraph" style:parent-style-name="Standard">
      <style:paragraph-properties fo:margin-left="0.4925in" fo:margin-right="0in" fo:text-indent="0in" style:auto-text-indent="false"/>
      <style:text-properties officeooo:rsid="000e0a37" officeooo:paragraph-rsid="000e0a37"/>
    </style:style>
    <style:style style:name="P8" style:family="paragraph" style:parent-style-name="Standard">
      <style:paragraph-properties fo:margin-left="0.4925in" fo:margin-right="0in" fo:text-indent="0in" style:auto-text-indent="false"/>
      <style:text-properties officeooo:rsid="000f912c" officeooo:paragraph-rsid="00119744"/>
    </style:style>
    <style:style style:name="P9" style:family="paragraph" style:parent-style-name="Standard">
      <style:paragraph-properties fo:margin-left="0in" fo:margin-right="0in" fo:text-indent="0in" style:auto-text-indent="false"/>
      <style:text-properties officeooo:rsid="0005f2b8" officeooo:paragraph-rsid="0005f2b8"/>
    </style:style>
    <style:style style:name="P10" style:family="paragraph" style:parent-style-name="Standard">
      <style:paragraph-properties fo:margin-left="0in" fo:margin-right="0in" fo:text-indent="0in" style:auto-text-indent="false"/>
      <style:text-properties officeooo:rsid="00096fac" officeooo:paragraph-rsid="00096fac"/>
    </style:style>
    <style:style style:name="P11" style:family="paragraph" style:parent-style-name="Standard">
      <style:paragraph-properties fo:margin-left="0in" fo:margin-right="0in" fo:text-indent="0in" style:auto-text-indent="false"/>
      <style:text-properties officeooo:rsid="000a71c8" officeooo:paragraph-rsid="000a71c8"/>
    </style:style>
    <style:style style:name="P12" style:family="paragraph" style:parent-style-name="Standard">
      <style:paragraph-properties fo:margin-left="0in" fo:margin-right="0in" fo:text-indent="0in" style:auto-text-indent="false"/>
      <style:text-properties officeooo:rsid="000f912c" officeooo:paragraph-rsid="000f912c"/>
    </style:style>
    <style:style style:name="P13" style:family="paragraph" style:parent-style-name="Standard">
      <style:paragraph-properties fo:margin-left="0in" fo:margin-right="0in" fo:text-align="start" style:justify-single-word="false" fo:text-indent="0in" style:auto-text-indent="false"/>
      <style:text-properties officeooo:rsid="0015da6b" officeooo:paragraph-rsid="0015da6b"/>
    </style:style>
    <style:style style:name="P14" style:family="paragraph" style:parent-style-name="Standard">
      <style:paragraph-properties fo:margin-left="0.9846in" fo:margin-right="0in" fo:text-align="start" style:justify-single-word="false" fo:text-indent="0in" style:auto-text-indent="false"/>
      <style:text-properties officeooo:rsid="001553dd" officeooo:paragraph-rsid="001553dd"/>
    </style:style>
    <style:style style:name="P15" style:family="paragraph" style:parent-style-name="Standard">
      <style:paragraph-properties fo:margin-left="0.9846in" fo:margin-right="0in" fo:text-align="start" style:justify-single-word="false" fo:text-indent="0in" style:auto-text-indent="false"/>
      <style:text-properties officeooo:rsid="0015da6b" officeooo:paragraph-rsid="0015da6b"/>
    </style:style>
    <style:style style:name="P16" style:family="paragraph" style:parent-style-name="Standard">
      <style:paragraph-properties fo:margin-left="0in" fo:margin-right="0in" fo:text-indent="0in" style:auto-text-indent="false"/>
      <style:text-properties officeooo:rsid="00119744" officeooo:paragraph-rsid="00119744"/>
    </style:style>
    <style:style style:name="P17" style:family="paragraph" style:parent-style-name="Standard">
      <style:paragraph-properties fo:margin-left="0in" fo:margin-right="0in" fo:text-align="start" style:justify-single-word="false" fo:text-indent="0in" style:auto-text-indent="false"/>
      <style:text-properties officeooo:rsid="001b15e4" officeooo:paragraph-rsid="001b15e4"/>
    </style:style>
    <style:style style:name="P18" style:family="paragraph" style:parent-style-name="Standard">
      <style:paragraph-properties fo:margin-left="0in" fo:margin-right="0in" fo:text-align="start" style:justify-single-word="false" fo:text-indent="0in" style:auto-text-indent="false"/>
      <style:text-properties officeooo:rsid="001bb5f9" officeooo:paragraph-rsid="001bb5f9"/>
    </style:style>
    <style:style style:name="P19" style:family="paragraph" style:parent-style-name="Standard">
      <style:paragraph-properties fo:margin-left="0in" fo:margin-right="0in" fo:text-align="start" style:justify-single-word="false" fo:text-indent="0in" style:auto-text-indent="false"/>
      <style:text-properties fo:font-variant="normal" fo:text-transform="none" fo:color="#333333" style:font-name="wf segoe-ui normal" fo:font-size="7pt" fo:letter-spacing="normal" fo:font-style="normal" fo:font-weight="normal" officeooo:rsid="001bb5f9" officeooo:paragraph-rsid="001bb5f9" style:font-size-asian="7pt" style:font-size-complex="7pt" fo:padding="0in" fo:border="none"/>
    </style:style>
    <style:style style:name="P20" style:family="paragraph" style:parent-style-name="Standard">
      <style:paragraph-properties fo:margin-left="0in" fo:margin-right="0in" fo:text-align="start" style:justify-single-word="false" fo:text-indent="0in" style:auto-text-indent="false"/>
      <style:text-properties fo:font-size="7pt" officeooo:rsid="001bb5f9" officeooo:paragraph-rsid="001bb5f9" style:font-size-asian="7pt" style:font-size-complex="7pt"/>
    </style:style>
    <style:style style:name="P21" style:family="paragraph" style:parent-style-name="Standard">
      <style:paragraph-properties fo:margin-left="0in" fo:margin-right="0in" fo:text-align="start" style:justify-single-word="false" fo:text-indent="0in" style:auto-text-indent="false"/>
      <style:text-properties officeooo:rsid="001bb7a7" officeooo:paragraph-rsid="001bb7a7"/>
    </style:style>
    <style:style style:name="P22" style:family="paragraph" style:parent-style-name="Standard">
      <style:paragraph-properties fo:margin-left="0in" fo:margin-right="0in" fo:text-align="start" style:justify-single-word="false" fo:text-indent="0in" style:auto-text-indent="false"/>
      <style:text-properties fo:font-size="12pt" officeooo:rsid="001bb7a7" officeooo:paragraph-rsid="001bb7a7" style:font-size-asian="10.5pt" style:font-size-complex="12pt"/>
    </style:style>
    <style:style style:name="P23" style:family="paragraph" style:parent-style-name="Standard">
      <style:paragraph-properties fo:margin-left="0in" fo:margin-right="0in" fo:margin-top="0in" fo:margin-bottom="0in" style:contextual-spacing="false" fo:widows="1" fo:text-indent="0in" style:auto-text-indent="false"/>
      <style:text-properties fo:font-variant="normal" fo:text-transform="none" fo:color="#000000" style:font-name="wf segoe-ui normal" fo:font-size="7pt" fo:letter-spacing="normal" fo:font-style="normal" fo:font-weight="normal" fo:background-color="#eff5f8" style:font-size-asian="7pt" style:font-size-complex="7pt" fo:padding="0in" fo:border="none"/>
    </style:style>
    <style:style style:name="P24" style:family="paragraph" style:parent-style-name="Standard">
      <style:paragraph-properties fo:margin-left="0.9846in" fo:margin-right="0in" fo:text-align="start" style:justify-single-word="false" fo:text-indent="0in" style:auto-text-indent="false"/>
      <style:text-properties officeooo:rsid="0017b1ca" officeooo:paragraph-rsid="001553dd"/>
    </style:style>
    <style:style style:name="P25" style:family="paragraph" style:parent-style-name="Standard">
      <style:paragraph-properties fo:margin-left="0.9846in" fo:margin-right="0in" fo:text-align="start" style:justify-single-word="false" fo:text-indent="0in" style:auto-text-indent="false"/>
      <style:text-properties officeooo:rsid="0015da6b" officeooo:paragraph-rsid="0015da6b"/>
    </style:style>
    <style:style style:name="P26" style:family="paragraph" style:parent-style-name="Standard">
      <style:paragraph-properties fo:margin-left="0.9846in" fo:margin-right="0in" fo:text-align="start" style:justify-single-word="false" fo:text-indent="0in" style:auto-text-indent="false"/>
      <style:text-properties officeooo:rsid="001c53a1" officeooo:paragraph-rsid="001c53a1"/>
    </style:style>
    <style:style style:name="P27" style:family="paragraph" style:parent-style-name="Standard">
      <style:text-properties fo:color="#212121" style:font-name="wf segoe-ui normal" fo:font-size="7pt" style:font-size-asian="7pt" style:font-size-complex="7pt"/>
    </style:style>
    <style:style style:name="P28" style:family="paragraph" style:parent-style-name="Standard">
      <style:text-properties fo:font-size="7pt" style:font-size-asian="7pt" style:font-size-complex="7pt"/>
    </style:style>
    <style:style style:name="P29" style:family="paragraph" style:parent-style-name="Standard">
      <style:paragraph-properties fo:margin-left="0.4925in" fo:margin-right="0in" fo:text-align="start" style:justify-single-word="false" fo:text-indent="0in" style:auto-text-indent="false"/>
      <style:text-properties officeooo:rsid="0017b1ca" officeooo:paragraph-rsid="0017b1ca"/>
    </style:style>
    <style:style style:name="P30" style:family="paragraph" style:parent-style-name="Standard">
      <style:paragraph-properties fo:margin-left="0in" fo:margin-right="0.0728in" fo:margin-top="0in" fo:margin-bottom="0.0209in" style:contextual-spacing="false" fo:widows="1" fo:text-indent="0in" style:auto-text-indent="false"/>
      <style:text-properties fo:font-variant="normal" fo:text-transform="none" fo:color="#000000" fo:font-size="7pt" fo:letter-spacing="normal" style:font-size-asian="7pt" style:font-size-complex="7pt" fo:padding="0in" fo:border="none"/>
    </style:style>
    <style:style style:name="P31" style:family="paragraph" style:parent-style-name="Standard">
      <style:paragraph-properties fo:margin-left="0in" fo:margin-right="0.052in" fo:margin-top="0in" fo:margin-bottom="0.0209in" style:contextual-spacing="false" fo:widows="1" fo:text-indent="0in" style:auto-text-indent="false"/>
      <style:text-properties fo:font-variant="normal" fo:text-transform="none" fo:color="#000000" fo:font-size="7pt" fo:letter-spacing="normal" style:font-size-asian="7pt" style:font-size-complex="7pt" fo:padding="0in" fo:border="none"/>
    </style:style>
    <style:style style:name="P32" style:family="paragraph" style:parent-style-name="Standard">
      <style:paragraph-properties fo:margin-top="0in" fo:margin-bottom="0.0209in" style:contextual-spacing="false" fo:text-align="start" style:justify-single-word="false" fo:widows="1"/>
      <style:text-properties fo:font-variant="normal" fo:text-transform="none" fo:color="#333333" style:font-name="wf segoe-ui normal" fo:font-size="7pt" fo:letter-spacing="normal" fo:font-style="normal" fo:font-weight="normal" style:font-size-asian="7pt" style:font-size-complex="7pt" fo:padding="0in" fo:border="none"/>
    </style:style>
    <style:style style:name="P33" style:family="paragraph" style:parent-style-name="Standard">
      <style:paragraph-properties fo:margin-top="0in" fo:margin-bottom="0.0209in" style:contextual-spacing="false" fo:widows="1"/>
      <style:text-properties fo:font-variant="normal" fo:text-transform="none" fo:color="#333333" fo:font-size="7pt" fo:letter-spacing="normal" style:font-size-asian="7pt" style:font-size-complex="7pt" fo:padding="0in" fo:border="none"/>
    </style:style>
    <style:style style:name="P34" style:family="paragraph" style:parent-style-name="Standard">
      <style:paragraph-properties fo:margin-top="0in" fo:margin-bottom="0.0209in" style:contextual-spacing="false" fo:widows="1"/>
      <style:text-properties fo:font-variant="normal" fo:text-transform="none" fo:color="#666666" style:font-name="wf segoe-ui semilight" fo:font-size="7pt" fo:letter-spacing="normal" fo:font-style="normal" fo:font-weight="normal" style:font-size-asian="7pt" style:font-size-complex="7pt" fo:padding="0in" fo:border="none"/>
    </style:style>
    <style:style style:name="P35" style:family="paragraph" style:parent-style-name="Standard">
      <style:paragraph-properties fo:margin-top="0in" fo:margin-bottom="0.0209in" style:contextual-spacing="false" style:line-height-at-least="0.1874in" fo:text-align="start" style:justify-single-word="false" fo:widows="1"/>
      <style:text-properties fo:color="#333333" style:font-name="wf segoe-ui normal" fo:font-size="7pt" fo:font-weight="normal" style:font-size-asian="7pt" style:font-size-complex="7pt" fo:padding="0in" fo:border="none"/>
    </style:style>
    <style:style style:name="P36" style:family="paragraph" style:parent-style-name="Text_20_body">
      <style:text-properties fo:color="#a6a6a6" style:font-name="wf segoe-ui normal" fo:font-size="10.5pt" fo:font-weight="normal"/>
    </style:style>
    <style:style style:name="T1" style:family="text">
      <style:text-properties officeooo:rsid="0005f2b8"/>
    </style:style>
    <style:style style:name="T2" style:family="text">
      <style:text-properties officeooo:rsid="000651bf"/>
    </style:style>
    <style:style style:name="T3" style:family="text">
      <style:text-properties officeooo:rsid="0008568a"/>
    </style:style>
    <style:style style:name="T4" style:family="text">
      <style:text-properties officeooo:rsid="00088c04"/>
    </style:style>
    <style:style style:name="T5" style:family="text">
      <style:text-properties officeooo:rsid="000a71c8"/>
    </style:style>
    <style:style style:name="T6" style:family="text">
      <style:text-properties officeooo:rsid="000b71c6"/>
    </style:style>
    <style:style style:name="T7" style:family="text">
      <style:text-properties officeooo:rsid="000f912c"/>
    </style:style>
    <style:style style:name="T8" style:family="text">
      <style:text-properties officeooo:rsid="001081dd"/>
    </style:style>
    <style:style style:name="T9" style:family="text">
      <style:text-properties officeooo:rsid="00119744"/>
    </style:style>
    <style:style style:name="T10" style:family="text">
      <style:text-properties officeooo:rsid="0013612e"/>
    </style:style>
    <style:style style:name="T11" style:family="text">
      <style:text-properties officeooo:rsid="001418ba"/>
    </style:style>
    <style:style style:name="T12" style:family="text">
      <style:text-properties officeooo:rsid="0017b1ca"/>
    </style:style>
    <style:style style:name="T13" style:family="text">
      <style:text-properties officeooo:rsid="001908b5"/>
    </style:style>
    <style:style style:name="T14" style:family="text">
      <style:text-properties style:font-name="wf segoe-ui normal" fo:font-style="normal" fo:font-weight="normal"/>
    </style:style>
    <style:style style:name="fr1"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3I systems data logger <text:s/>- <text:span text:style-name="T1">The need to re-exam current methodology and develop a longer term, more robust, solution.</text:span></text:p>
      <text:p text:style-name="P1"/>
      <text:p text:style-name="P2">Purpose</text:p>
      <text:p text:style-name="P4">The scope of this document is to define at a high level how we are currently data logging system parameters, the challenges we faced along the way, and the need to re-consider our current methods. <text:s/>It is suggested that adding an additional edge device to our systems to assume the responsibility of data logging, offloading it from the HMI, would offer a more robust solution that would be more maintainable than continuing with the current method. <text:s/>This document will also attempt to outline the magnitude of such project by identifying major considerations and requirements, attempt to establish a time frame needed to accomplish the tasks, as well as attempt to estimate a roll-out strategy to the very large existing install base.</text:p>
      <text:p text:style-name="P1"/>
      <text:p text:style-name="P1">Background</text:p>
      <text:p text:style-name="P3">All O3I systems currently data log to an SD card local to the HMI. <text:s/>The HMI is a Si<text:span text:style-name="T11">e</text:span>mens brand Comfort series that runs a closed build of Windows CE. <text:s/>Using Si<text:span text:style-name="T11">e</text:span>mens TIA Portal integrated development environment, data logging is accomplished using existing functionality available within the project HMI Historical Data. <text:s/>The HMI polls the PLC for specific PLC tags that are defined in Historical Data with an acquisition mode of either “cyclic @ 1 min logging cycle” or “on change” depending the type of data being logged. <text:s/>The HMI writes these out to a CSV file located on the SD card. <text:s/>The CSV file is closed after X data records are written out; X some integer equal to the number of cyclically logged tags for a given project. <text:s/>Upon closing the CSV file the HMI will begin writing X number of records to another CSV file located in the same directory.</text:p>
      <text:p text:style-name="P3">The AJAX server is an O3I developed piece of software that is built with .NET <text:span text:style-name="T3">compact </text:span>framework and is intended to run on the Windows CE HMI panel. <text:s/>The AJAX server is essentially a RESTful API that allows our central engineering server to collect the data logs <text:span text:style-name="T2">in JSON format </text:span>from each panel. <text:s/>The AJAX server monitors the SD card directory <text:span text:style-name="T1">where the HMI is writing out CSV data log files. <text:s/>The AJAX server parses the CSV files into memory and builds a JSON formatted payload that can be easily transported over HTTP when requested by our data logger script that runs on our engineering server.</text:span></text:p>
      <text:p text:style-name="P3"/>
      <text:p text:style-name="P9">Challenges</text:p>
      <text:p text:style-name="P4">We have iterated through more than a dozen schemes in an effort to create reliable data logging. <text:s/>The main challenge<text:span text:style-name="T4">s lie in the behavior and the closed source nature of the Windows CE build that runs on the HMI's. <text:s/>The technical differences between the various schemes attempted are not terribly relevant to this document. <text:s/>The main point is that we experience unintended behavior from the HMI OS and an inability to load a fully implemented/supported .NET compact framework in which to build our application. <text:s/>Given that the Windows CE build is maintained directly by Siemens does not afford us the ability to debug issues directly. <text:s/>Rather, we are forced to anticipate the issue and implement creative solutions to programatically recover from unintended behavior and develop sub standard applications that are unable to leverage full use of freely available libraries and .NET compact framework. <text:s/>Additional bugs around the way the Windows CE handles DST causes anguish twice a year when timezone offsets must be changed to properly compensate local time so that data logs are correctly time stamped. <text:s/>These pitfalls were not blatantly obvious at the time. <text:s/>A rapid deployment to market and a high throughput of systems out the door far outpaced our ability to see through the cruft and realize the inadequacy of this approach.</text:span></text:p>
      <text:p text:style-name="P4"/>
      <text:p text:style-name="P10"><text:soft-page-break/>Risk</text:p>
      <text:p text:style-name="P5">O3I is open to risk due to the heavy reliance on a platform that it does not maintain <text:span text:style-name="T10">or</text:span> control. <text:s/>While not anticipated, major changes to Windows CE OS initiated by Siemens may break the application that is currently running on these panels. <text:s/>The difficulty in maintaining a long term stock supply of legacy parts has proven difficult over the last four years. <text:s/><text:span text:style-name="T5">The volatility and uncertainty of a vendor owned platform puts O3I at risk of being put into a reactive, disruptive, state that would ultimately negatively impact customer perception and cNPS.</text:span></text:p>
      <text:p text:style-name="P5"/>
      <text:p text:style-name="P11">Proposal</text:p>
      <text:p text:style-name="P6">Consider designing an edge device that would communicate directly with PLC over ProfiNET that would assume the data logging responsibility over the HMI. <text:s/>This device would likely run a light weight version of Linux and use a royalty <text:span text:style-name="T11">free</text:span> driver, like Snap7, to implement the communication layer to the Siemens PLC. <text:s/>If necessary, an off the shelf micro computer such as the Raspberry Pi could be used since its design is open. <text:s/><text:span text:style-name="T6">If this approach is used, a longer term strategy of designing, the hardware platform in-house would be desirable. <text:s/>Using an off the shelf micro computer can prove concept initially and accelerate the initiative of field retrofitting where necessary. <text:s/>The key point here is that we would own and maintain the Linux kernel and associated software required to do the job. <text:s/>There are many industrial customers that use the Raspberry Pi and the Foundation has announced long term support and availability of the hardware which further improves the comfort level of a staged approach: Develop code base that runs on commercially available hardware, and then move to design an interchangeable hardware platform in which originally developed code base can run.</text:span></text:p>
      <text:p text:style-name="P6"/>
      <text:p text:style-name="P12">Proposal Challenges</text:p>
      <text:p text:style-name="P7">The desirable solution would require zero modification to the system PLC/HMI software. <text:s/>Ideally, one could add the edge device to the cabinet, connect and configure it to the local network, and begin data logging. <text:s/>Unfortunately I have not found a solution that would allow for this. <text:s/>To establish ProfiNET communication to Siemens PLC, certain project parameters must be set, most specifically GET/PUT access must be set and tag variables cannot be stored in “optimized access” data blocks. <text:s/>Tag variables cannot be addressed using symbolic naming; they must be accessed by DB# and offset using standard conventions utilized in OPC-UA. <text:s/>Most all PLC code bases for O3I systems utilize “optimized access” data blocks. <text:s/>Many of O3I systems have a large data set of variables that need<text:span text:style-name="T11">s</text:span> to be saved in non volatile retentive memory space. <text:s/>For this reason, “optimized access” was utilized to allow the compiler to optimally organize <text:span text:style-name="T7">the data blocks so that enough retentive memory space would be available for each project.</text:span></text:p>
      <text:p text:style-name="P8">This means that the PLC code base must be touched to allow GET/PUT access as well as create some statically assigned data blocks that can be addressed and read by the edge device. <text:s/>The modified code must also be loaded on to each PLC <text:span text:style-name="T8">to allow for a host connection from an edge device. <text:s/>This represents a significant effort if it is decided to retrofit all field machines. <text:s/>As a stop gap, initial effort should be put forth to modify the latest release of all PLC code bases so that new machines going out the door will be already capable of receiving the data logging edge device at a future date.</text:span></text:p>
      <text:p text:style-name="P8"/>
      <text:p text:style-name="P16">Preliminary Development</text:p>
      <text:p text:style-name="P8"><text:span text:style-name="T9">I have successfully demonstrated the ability to communicate with a PLC using the open source, royalty free, drivers available from Snap7. <text:s/>I have been able to use compiled C code as well as interpreted Python to establish comm with the PLC and read variables from it via my Linux PC as well as a Raspberry Pi. <text:s/>Further preliminary development and investigation will need to take </text:span><text:soft-page-break/><text:span text:style-name="T9">place to more accurately asses the level of effort and time line. <text:s/>The following is a number of areas that need some further investigation: </text:span></text:p>
      <text:p text:style-name="P8"/>
      <text:p text:style-name="P24">How can we determine, programatically, if the system is running or not?</text:p>
      <text:p text:style-name="P14"><text:span text:style-name="T12">H</text:span>ow to handle “on change” data</text:p>
      <text:p text:style-name="P14"><text:span text:style-name="T12">What would be required to develop a configuration API</text:span> for adding/<text:span text:style-name="T12">modifying</text:span> new profiles etc</text:p>
      <text:p text:style-name="P14"><text:span text:style-name="T12">H</text:span>ow to log technology variables (<text:span text:style-name="T12">PID</text:span>)</text:p>
      <text:p text:style-name="P14"><text:span text:style-name="T12">How will</text:span> data <text:span text:style-name="T12">be </text:span>stored? <text:span text:style-name="T12">Sql or S</text:span>qlite?</text:p>
      <text:p text:style-name="P14">Can the edge device do more? Toggle power to HMI or PLC? Ethernet bridge? Plasma view.</text:p>
      <text:p text:style-name="P15"><text:span text:style-name="T12">Must be r</text:span>emotely updateable. <text:s/>Pushed or pulled?</text:p>
      <text:p text:style-name="P15">RTC or Can we request time from panel?</text:p>
      <text:p text:style-name="P26">How do we handle HMI alarms?</text:p>
      <text:p text:style-name="P13"/>
      <text:p text:style-name="P29">As the above get <text:span text:style-name="T13">uncovered and become more clear, new considerations will invariably arise. <text:s/>This document and evolve as development continues.</text:span></text:p>
      <text:p text:style-name="P29"/>
      <text:p text:style-name="P17">2016.12.13</text:p>
      <text:p text:style-name="P18">morning:</text:p>
      <text:p text:style-name="P17"><text:tab/>Investigating further on running OPC-UA server with Siemens 1200/1500 PLC's. <text:s/>From what I am reading, it looks like they can allow symbolic addressing of “optimized access” data blocks if the OPC-UA server object is instantiated in the project. <text:s/>I am going to try and get the Kepware OPC server running on my local machine and one of our Siemens projects modified to work with it. <text:s/>If I can do that, I will see what is available for embedding an OPC-UA server on the edge device (OpenOPCUa).</text:p>
      <text:p text:style-name="P18">09:51</text:p>
      <text:p text:style-name="P18"><text:tab/>From what I can tell, only the Siemens brand Simatic NET OPC server will allow for optimized data block access. <text:s/>This would any embedded SDK OPC-UA server that could run on a linux micro computer would not be able to leverage the optimized access. <text:s/>The complexity of adding a PC-STATION to the project further annoys me. <text:s/>It looks like the server needs to be at a statically assigned address and hard coded into the project.</text:p>
      <text:p text:style-name="P18"/>
      <text:p text:style-name="P21">10:18</text:p>
      <text:p text:style-name="P19">noreply@salesforce.com</text:p>
      <text:p text:style-name="P33"> <text:span text:style-name="T14">on behalf of </text:span></text:p>
      <text:p text:style-name="P32">Mark Fasulo</text:p>
      <text:p text:style-name="P30"> </text:p>
      <text:p text:style-name="P31"> </text:p>
      <text:p text:style-name="P23"><text:bookmark text:name="_ariaId_452"/>Reply al<draw:frame draw:style-name="fr1" draw:name="Frame1" text:anchor-type="char" svg:width="0.0417in" draw:z-index="0"><draw:text-box fo:min-height="0.2602in"><text:p text:style-name="P36">|</text:p></draw:text-box></draw:frame>l</text:p>
      <text:p text:style-name="P34">Today, 10:18 AM</text:p>
      <text:section text:style-name="Sect1" text:name="ItemHeader.ToContainer">
        <text:p text:style-name="P35">Tyson Colby</text:p>
      </text:section>
      <text:section text:style-name="Sect1" text:name="Item.MessagePartBody">
        <text:p text:style-name="P28"/>
        <text:section text:style-name="Sect1" text:name="Item.MessageUniqueBody">
          <text:p text:style-name="P27">Greetings Tyson, <text:line-break/><text:line-break/>I was able to find an answer for you, unfortunately we do not have support for symbolic addressing.<text:line-break/><text:line-break/>Detailed information for reason is as follows:<text:line-break/><text:line-break/>Kepware is working with Siemens on optimized communications to the S7 1500.  Siemens has recognized that they need to add additional capabilities to their firmware to communicate with third party applications utilizing their symbolic optimized configuration.  Siemens is working on a solution which is expected to be available in the next major firmware release.  We expect KEPServerEX will support this new solution when the firmware is released and we will be working with Siemens to ensure this.<text:line-break/><text:line-break/><text:line-break/>Best regards, <text:line-break/><text:line-break/>Mark Fasulo <text:line-break/>Technical Support Engineer | Kepware Technologies <text:line-break/><text:soft-page-break/><text:line-break/>Office: 1 (207) 775-1660 x211 <text:line-break/>Email: technical.support@kepware.com<text:line-break/>ref:_00D409B1C._5003313RNOs:ref</text:p>
        </text:section>
      </text:section>
      <text:p text:style-name="P20"/>
      <text:p text:style-name="P22"><text:tab/>See above email. <text:s/>This email makes it clear that this path has uncertainty and is not an approach I want to take. <text:s/>At this point, I think copying all tags of interest (that need to be datalogged) into a temporary data structure is the way to go. <text:s/>If in the future, Siemens opens the ability to communicate as mentioned in the email, this will only make things more felx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f segoe-ui normal" svg:font-family="'wf segoe-ui normal', 'Segoe UI', 'Segoe WP', Tahoma, Arial, sans-serif"/>
    <style:font-face style:name="wf segoe-ui semilight" svg:font-family="'wf segoe-ui semilight', 'Segoe UI Semilight', 'Segoe WP Semilight', 'Segoe UI', 'Segoe WP',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09:21:39.686517481</meta:creation-date>
    <dc:date>2016-12-13T11:32:34.360972873</dc:date>
    <meta:editing-duration>P1DT9H19M50S</meta:editing-duration>
    <meta:editing-cycles>12</meta:editing-cycles>
    <meta:generator>LibreOffice/4.2.8.2$Linux_X86_64 LibreOffice_project/420m0$Build-2</meta:generator>
    <meta:document-statistic meta:table-count="0" meta:image-count="0" meta:object-count="0" meta:page-count="4" meta:paragraph-count="44" meta:word-count="1744" meta:character-count="10449" meta:non-whitespace-character-count="8671"/>
  </office:meta>
</office:document-meta>
</file>